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l</text:p>
          </table:table-cell>
          <table:table-cell office:value-type="float" office:value="94" calcext:value-type="float">
            <text:p>94,00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string" calcext:value-type="string">
            <text:p>refMax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niveau Peak</text:p>
          </table:table-cell>
          <table:table-cell/>
        </table:table-row>
        <table:table-row table:style-name="ro1">
          <table:table-cell office:value-type="string" calcext:value-type="string">
            <text:p>Max 1-512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convertisseur ADC ne retourne que des entiers de 0 à 10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]+20*LOG10([.A5]/[.B$2])" office:value-type="string" office:string-value="" calcext:value-type="error">
            <text:p>Err :502</text:p>
          </table:table-cell>
          <table:table-cell office:value-type="string" calcext:value-type="string">
            <text:p>retourne -inf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$1]+20*LOG10([.A6]/[.B$2])" office:value-type="float" office:value="38.4369749923271" calcext:value-type="float">
            <text:p>38,4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$1]+20*LOG10([.A7]/[.B$2])" office:value-type="float" office:value="44.4575749056068" calcext:value-type="float">
            <text:p>44,46</text:p>
          </table:table-cell>
          <table:table-cell table:number-columns-repeated="2"/>
        </table:table-row>
        <table:table-row table:style-name="ro1">
          <table:table-cell table:formula="of:=[.A7]+0.1" office:value-type="float" office:value="0.3" calcext:value-type="float">
            <text:p>0,3</text:p>
          </table:table-cell>
          <table:table-cell table:formula="of:=[.B$1]+20*LOG10([.A8]/[.B$2])" office:value-type="float" office:value="47.9794000867204" calcext:value-type="float">
            <text:p>47,98</text:p>
          </table:table-cell>
          <table:table-cell table:number-columns-repeated="2"/>
        </table:table-row>
        <table:table-row table:style-name="ro1">
          <table:table-cell table:formula="of:=[.A8]+0.1" office:value-type="float" office:value="0.4" calcext:value-type="float">
            <text:p>0,4</text:p>
          </table:table-cell>
          <table:table-cell table:formula="of:=[.B$1]+20*LOG10([.A9]/[.B$2])" office:value-type="float" office:value="50.4781748188864" calcext:value-type="float">
            <text:p>50,48</text:p>
          </table:table-cell>
          <table:table-cell table:number-columns-repeated="2"/>
        </table:table-row>
        <table:table-row table:style-name="ro1">
          <table:table-cell table:formula="of:=[.A9]+0.1" office:value-type="float" office:value="0.5" calcext:value-type="float">
            <text:p>0,5</text:p>
          </table:table-cell>
          <table:table-cell table:formula="of:=[.B$1]+20*LOG10([.A10]/[.B$2])" office:value-type="float" office:value="52.4163750790475" calcext:value-type="float">
            <text:p>52,42</text:p>
          </table:table-cell>
          <table:table-cell table:number-columns-repeated="2"/>
        </table:table-row>
        <table:table-row table:style-name="ro1">
          <table:table-cell table:formula="of:=[.A10]+0.1" office:value-type="float" office:value="0.6" calcext:value-type="float">
            <text:p>0,6</text:p>
          </table:table-cell>
          <table:table-cell table:formula="of:=[.B$1]+20*LOG10([.A11]/[.B$2])" office:value-type="float" office:value="54" calcext:value-type="float">
            <text:p>54,00</text:p>
          </table:table-cell>
          <table:table-cell table:number-columns-repeated="2"/>
        </table:table-row>
        <table:table-row table:style-name="ro1">
          <table:table-cell table:formula="of:=[.A11]+0.1" office:value-type="float" office:value="0.7" calcext:value-type="float">
            <text:p>0,7</text:p>
          </table:table-cell>
          <table:table-cell table:formula="of:=[.B$1]+20*LOG10([.A12]/[.B$2])" office:value-type="float" office:value="55.3389357926123" calcext:value-type="float">
            <text:p>55,34</text:p>
          </table:table-cell>
          <table:table-cell table:number-columns-repeated="2"/>
        </table:table-row>
        <table:table-row table:style-name="ro1">
          <table:table-cell table:formula="of:=[.A12]+0.1" office:value-type="float" office:value="0.8" calcext:value-type="float">
            <text:p>0,8</text:p>
          </table:table-cell>
          <table:table-cell table:formula="of:=[.B$1]+20*LOG10([.A13]/[.B$2])" office:value-type="float" office:value="56.498774732166" calcext:value-type="float">
            <text:p>56,50</text:p>
          </table:table-cell>
          <table:table-cell table:number-columns-repeated="2"/>
        </table:table-row>
        <table:table-row table:style-name="ro1">
          <table:table-cell table:formula="of:=[.A13]+0.1" office:value-type="float" office:value="0.9" calcext:value-type="float">
            <text:p>0,9</text:p>
          </table:table-cell>
          <table:table-cell table:formula="of:=[.B$1]+20*LOG10([.A14]/[.B$2])" office:value-type="float" office:value="57.5218251811136" calcext:value-type="float">
            <text:p>57,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]+20*LOG10([.A15]/[.B$2])" office:value-type="float" office:value="58.4369749923271" calcext:value-type="float">
            <text:p>58,44</text:p>
          </table:table-cell>
          <table:table-cell/>
          <table:table-cell office:value-type="string" calcext:value-type="string">
            <text:p>« =B$1+20*LOG10(A4/B$2) 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]+20*LOG10([.A16]/[.B$2])" office:value-type="float" office:value="64.4575749056068" calcext:value-type="float">
            <text:p>64,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]+20*LOG10([.A17]/[.B$2])" office:value-type="float" office:value="67.9794000867204" calcext:value-type="float">
            <text:p>67,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]+20*LOG10([.A18]/[.B$2])" office:value-type="float" office:value="70.4781748188864" calcext:value-type="float">
            <text:p>70,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]+20*LOG10([.A19]/[.B$2])" office:value-type="float" office:value="72.4163750790475" calcext:value-type="float">
            <text:p>72,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]+20*LOG10([.A20]/[.B$2])" office:value-type="float" office:value="74" calcext:value-type="float">
            <text:p>74,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]+20*LOG10([.A21]/[.B$2])" office:value-type="float" office:value="75.3389357926123" calcext:value-type="float">
            <text:p>75,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]+20*LOG10([.A22]/[.B$2])" office:value-type="float" office:value="76.498774732166" calcext:value-type="float">
            <text:p>76,5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]+20*LOG10([.A23]/[.B$2])" office:value-type="float" office:value="77.5218251811136" calcext:value-type="float">
            <text:p>77,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]+20*LOG10([.A24]/[.B$2])" office:value-type="float" office:value="78.4369749923271" calcext:value-type="float">
            <text:p>78,4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]+20*LOG10([.A25]/[.B$2])" office:value-type="float" office:value="84.4575749056068" calcext:value-type="float">
            <text:p>84,4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]+20*LOG10([.A26]/[.B$2])" office:value-type="float" office:value="87.9794000867204" calcext:value-type="float">
            <text:p>87,9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]+20*LOG10([.A27]/[.B$2])" office:value-type="float" office:value="90.4781748188864" calcext:value-type="float">
            <text:p>90,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]+20*LOG10([.A28]/[.B$2])" office:value-type="float" office:value="92.4163750790475" calcext:value-type="float">
            <text:p>92,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]+20*LOG10([.A29]/[.B$2])" office:value-type="float" office:value="94" calcext:value-type="float">
            <text:p>94,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]+20*LOG10([.A30]/[.B$2])" office:value-type="float" office:value="95.3389357926123" calcext:value-type="float">
            <text:p>95,3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1]+20*LOG10([.A31]/[.B$2])" office:value-type="float" office:value="96.498774732166" calcext:value-type="float">
            <text:p>96,5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$1]+20*LOG10([.A32]/[.B$2])" office:value-type="float" office:value="97.5218251811136" calcext:value-type="float">
            <text:p>97,5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]+20*LOG10([.A33]/[.B$2])" office:value-type="float" office:value="98.4369749923271" calcext:value-type="float">
            <text:p>98,4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$1]+20*LOG10([.A34]/[.B$2])" office:value-type="float" office:value="99.2648286954916" calcext:value-type="float">
            <text:p>99,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$1]+20*LOG10([.A35]/[.B$2])" office:value-type="float" office:value="100.02059991328" calcext:value-type="float">
            <text:p>100,02</text:p>
          </table:table-cell>
          <table:table-cell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00-00-00</text:date>, <text:time style:data-style-name="N2" text:time-value="23:22:11.703917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Labrie</meta:initial-creator>
    <meta:creation-date>2024-03-10T19:51:22.855159856</meta:creation-date>
    <dc:date>2024-03-11T23:51:39.033049049</dc:date>
    <dc:creator>Pierre Labrie</dc:creator>
    <meta:editing-duration>PT16M40S</meta:editing-duration>
    <meta:editing-cycles>3</meta:editing-cycles>
    <meta:generator>LibreOffice/7.6.4.1$MacOSX_X86_64 LibreOffice_project/e19e193f88cd6c0525a17fb7a176ed8e6a3e2aa1</meta:generator>
    <meta:document-statistic meta:table-count="1" meta:cell-count="73" meta:object-count="0"/>
  </office:meta>
</office:document-meta>
</file>